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1729in" style:rel-column-width="7599*"/>
    </style:style>
    <style:style style:name="TABLA_5f_CONSUMO_5f_DIRECTO.B" style:display-name="TABLA_CONSUMO_DIRECTO.B" style:family="table-column">
      <style:table-column-properties style:column-width="1.2438in" style:rel-column-width="8058*"/>
    </style:style>
    <style:style style:name="TABLA_5f_CONSUMO_5f_DIRECTO.C" style:display-name="TABLA_CONSUMO_DIRECTO.C" style:family="table-column">
      <style:table-column-properties style:column-width="1.5403in" style:rel-column-width="9975*"/>
    </style:style>
    <style:style style:name="TABLA_5f_CONSUMO_5f_DIRECTO.E" style:display-name="TABLA_CONSUMO_DIRECTO.E" style:family="table-column">
      <style:table-column-properties style:column-width="1.5403in" style:rel-column-width="9977*"/>
    </style:style>
    <style:style style:name="TABLA_5f_CONSUMO_5f_DIRECTO.G" style:display-name="TABLA_CONSUMO_DIRECTO.G" style:family="table-column">
      <style:table-column-properties style:column-width="1.5403in" style:rel-column-width="9976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G1" style:display-name="TABLA_CONSUMO_DIRECTO.G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G2" style:display-name="TABLA_CONSUMO_DIRECTO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18b87" officeooo:paragraph-rsid="00418b87" style:font-name-asian="Arial" style:font-size-asian="15pt" style:font-weight-asian="bold" style:font-name-complex="Arial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9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" fo:font-size="9pt" officeooo:rsid="0026a290" officeooo:paragraph-rsid="0026a290" style:font-name-asian="Arial" style:font-size-asian="9pt" style:font-name-complex="Arial" style:font-size-complex="9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9pt" officeooo:rsid="001eb3f2" officeooo:paragraph-rsid="001eb3f2" style:font-size-asian="9pt" style:font-size-complex="9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9pt" officeooo:paragraph-rsid="00392c47" style:font-size-asian="9pt" style:font-size-complex="9pt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rsid="0040e2ac" officeooo:paragraph-rsid="0040e2ac" style:font-name-asian="Arial" style:font-size-asian="9pt" style:font-name-complex="Arial" style:font-size-complex="9pt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rsid="00427bbc" officeooo:paragraph-rsid="00427bbc" style:font-name-asian="Arial" style:font-size-asian="9pt" style:font-name-complex="Arial" style:font-size-complex="9pt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3d75fb" officeooo:paragraph-rsid="003d75fb" style:font-name-asian="Arial" style:font-size-asian="9pt" style:font-weight-asian="bold" style:font-name-complex="Arial" style:font-size-complex="9pt" style:font-weight-complex="bold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427bbc" officeooo:paragraph-rsid="00427bbc" style:font-name-asian="Arial" style:font-size-asian="9pt" style:font-weight-asian="bold" style:font-name-complex="Arial" style:font-size-complex="9pt" style:font-weight-complex="bold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officeooo:rsid="003331a7" style:font-weight-asian="bold" style:font-weight-complex="bold"/>
    </style:style>
    <style:style style:name="T7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3"/>
      <text:p text:style-name="P10"/>
      <text:p text:style-name="P7"/>
      <text:p text:style-name="P8">Teatro Nacional Cervantes</text:p>
      <text:p text:style-name="P2">Consumos</text:p>
      <text:p text:style-name="P5"/>
      <text:p text:style-name="P12"><text:span text:style-name="T1">Fecha</text:span><text:span text:style-name="T3">: [FECHA]</text:span></text:p>
      <text:p text:style-name="P12"/>
      <text:p text:style-name="P13"><text:span text:style-name="T2">Area</text:span><text:span text:style-name="T4">: </text:span><text:span text:style-name="T5">[AREA]</text:span></text:p>
      <text:p text:style-name="P6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 table:number-columns-repeated="2"/>
        <table:table-column table:style-name="TABLA_5f_CONSUMO_5f_DIRECTO.E"/>
        <table:table-column table:style-name="TABLA_5f_CONSUMO_5f_DIRECTO.C"/>
        <table:table-column table:style-name="TABLA_5f_CONSUMO_5f_DIRECTO.G"/>
        <table:table-row table:style-name="TABLA_5f_CONSUMO_5f_DIRECTO.1">
          <table:table-cell table:style-name="TABLA_5f_CONSUMO_5f_DIRECTO.A1" office:value-type="string">
            <text:p text:style-name="P16">Fecha</text:p>
          </table:table-cell>
          <table:table-cell table:style-name="TABLA_5f_CONSUMO_5f_DIRECTO.A1" office:value-type="string">
            <text:p text:style-name="P16">Comprobante consumo</text:p>
          </table:table-cell>
          <table:table-cell table:style-name="TABLA_5f_CONSUMO_5f_DIRECTO.A1" office:value-type="string">
            <text:p text:style-name="P17">Clase</text:p>
          </table:table-cell>
          <table:table-cell table:style-name="TABLA_5f_CONSUMO_5f_DIRECTO.A1" office:value-type="string">
            <text:p text:style-name="P16">Codigo</text:p>
          </table:table-cell>
          <table:table-cell table:style-name="TABLA_5f_CONSUMO_5f_DIRECTO.A1" office:value-type="string">
            <text:p text:style-name="P16">Nombre</text:p>
          </table:table-cell>
          <table:table-cell table:style-name="TABLA_5f_CONSUMO_5f_DIRECTO.A1" office:value-type="string">
            <text:p text:style-name="P18">Obra o Proyecto</text:p>
          </table:table-cell>
          <table:table-cell table:style-name="TABLA_5f_CONSUMO_5f_DIRECTO.G1" office:value-type="string">
            <text:p text:style-name="P16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4">[FECHA_CONSUMO]</text:p>
          </table:table-cell>
          <table:table-cell table:style-name="TABLA_5f_CONSUMO_5f_DIRECTO.B2" office:value-type="string">
            <text:p text:style-name="P14">[COMPROBANTE]</text:p>
          </table:table-cell>
          <table:table-cell table:style-name="TABLA_5f_CONSUMO_5f_DIRECTO.C2" office:value-type="string">
            <text:p text:style-name="P15">[CLASE]</text:p>
          </table:table-cell>
          <table:table-cell table:style-name="TABLA_5f_CONSUMO_5f_DIRECTO.D2" office:value-type="string">
            <text:p text:style-name="P14">[CODIGO]</text:p>
          </table:table-cell>
          <table:table-cell table:style-name="TABLA_5f_CONSUMO_5f_DIRECTO.E2" office:value-type="string">
            <text:p text:style-name="P14">[NOMBRE]</text:p>
          </table:table-cell>
          <table:table-cell table:style-name="TABLA_5f_CONSUMO_5f_DIRECTO.F2" office:value-type="string">
            <text:p text:style-name="P14">[OBRA_PROYECTO]</text:p>
          </table:table-cell>
          <table:table-cell table:style-name="TABLA_5f_CONSUMO_5f_DIRECTO.G2" office:value-type="string">
            <text:p text:style-name="P14">[CANTIDAD]</text:p>
          </table:table-cell>
        </table:table-row>
      </table:table>
      <text:p text:style-name="P3"/>
      <text:p text:style-name="P4"/>
      <text:p text:style-name="P11"/>
      <text:p text:style-name="P11"><text:tab/><text:tab/><text:tab/><text:tab/><text:tab/><text:tab/><text:tab/><text:tab/><text:tab/><text:tab/><text:tab/><text:tab/><text:span text:style-name="T6">Recibe:</text:span><text:span text:style-name="T7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7661in" svg:height="1.136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13:17:21.068844015</dc:date>
    <meta:generator>LibreOffice/4.4.6.3$Linux_X86_64 LibreOffice_project/40m0$Build-3</meta:generator>
    <meta:editing-duration>PT20H37M45S</meta:editing-duration>
    <meta:editing-cycles>35</meta:editing-cycles>
    <dc:creator>gsantacruz </dc:creator>
    <meta:document-statistic meta:table-count="1" meta:image-count="1" meta:object-count="0" meta:page-count="1" meta:paragraph-count="19" meta:word-count="27" meta:character-count="258" meta:non-whitespace-character-count="236"/>
  </office:meta>
</office:document-meta>
</file>